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1cb826"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paragraph-rsid="001cb826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656565" loext:opacity="100%" style:font-name="Inter" fo:font-size="13.1000003814697pt" fo:letter-spacing="normal" fo:font-style="normal" fo:font-weight="normal"/>
    </style:style>
    <style:style style:name="T3" style:family="text">
      <style:text-properties fo:font-variant="normal" fo:text-transform="none" fo:color="#656565" loext:opacity="100%" style:font-name="courier new" fo:font-size="13.1000003814697pt" fo:letter-spacing="normal" fo:font-style="normal" fo:font-weight="bold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dbb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Config-map</text:p>
      <text:p text:style-name="Standard"/>
      <text:p text:style-name="P5"><text:span text:style-name="T2">Like secrets, you can use ConfigMaps as environment variables or using a volume mount. They must exist prior to being used by a Pod, unless marked as </text:span><text:span text:style-name="Strong_20_Emphasis"><text:span text:style-name="T3">optional</text:span></text:span><text:span text:style-name="T2">. They also reside in a specific namespace.</text:span></text:p>
      <text:p text:style-name="P5"><text:span text:style-name="T2">In the case of environment variables, your Pod manifest will use the </text:span><text:span text:style-name="Strong_20_Emphasis"><text:span text:style-name="T3">valueFrom</text:span></text:span><text:span text:style-name="T2"> key and the </text:span><text:span text:style-name="Strong_20_Emphasis"><text:span text:style-name="T3">configMapKeyRef</text:span></text:span><text:span text:style-name="T2"> value to read the values. For instance:</text:span></text:p>
      <text:p text:style-name="Standard"/>
      <text:p text:style-name="Standard"/>
      <text:p text:style-name="Standard">// create the config map object</text:p>
      <text:p text:style-name="Standard">jerome@master:~/LFD259/SOLUTIONS/s_05/try/configmap$ <text:span text:style-name="T1">cat configmap.yaml </text:span></text:p>
      <text:p text:style-name="Standard">apiVersion: v1</text:p>
      <text:p text:style-name="Standard">kind: ConfigMap</text:p>
      <text:p text:style-name="Standard">metadata:</text:p>
      <text:p text:style-name="Standard"><text:s text:c="2"/>name: <text:span text:style-name="T4">special-config</text:span></text:p>
      <text:p text:style-name="Standard"><text:s text:c="2"/>namespace: default</text:p>
      <text:p text:style-name="Standard">data:</text:p>
      <text:p text:style-name="Standard"><text:s text:c="2"/><text:span text:style-name="T5">special.how</text:span>: very</text:p>
      <text:p text:style-name="Standard"/>
      <text:p text:style-name="Standard">// create the pod linked to the config map object</text:p>
      <text:p text:style-name="Standard">jerome@master:~/LFD259/SOLUTIONS/s_05/try/configmap$ <text:span text:style-name="T1">cat podandconfigmap.yaml </text:span></text:p>
      <text:p text:style-name="Standard">apiVersion: v1</text:p>
      <text:p text:style-name="Standard">kind: Pod</text:p>
      <text:p text:style-name="Standard">metadata:</text:p>
      <text:p text:style-name="Standard"><text:s text:c="2"/>name: dapi-test-pod</text:p>
      <text:p text:style-name="Standard">spec:</text:p>
      <text:p text:style-name="Standard"><text:s text:c="2"/>containers:</text:p>
      <text:p text:style-name="Standard"><text:s text:c="4"/>- name: test-container</text:p>
      <text:p text:style-name="Standard"><text:s text:c="6"/>image: k8s.gcr.io/busybox</text:p>
      <text:p text:style-name="Standard"><text:s text:c="6"/>command: [ "sleep", "3600" ]</text:p>
      <text:p text:style-name="Standard"><text:s text:c="6"/>env:</text:p>
      <text:p text:style-name="Standard"><text:s text:c="6"/>- name: SPECIAL_LEVEL_KEY</text:p>
      <text:p text:style-name="Standard"><text:s text:c="8"/>valueFrom:</text:p>
      <text:p text:style-name="Standard"><text:s text:c="10"/>configMapKeyRef:</text:p>
      <text:p text:style-name="Standard"><text:s text:c="12"/>name: <text:span text:style-name="T4">special-config</text:span></text:p>
      <text:p text:style-name="Standard"><text:s text:c="12"/>key: <text:span text:style-name="T5">special.how</text:span></text:p>
      <text:p text:style-name="Standard"><text:span text:style-name="T5"/></text:p>
      <text:p text:style-name="P3">// verify the environment variable</text:p>
      <text:p text:style-name="P3">jerome@master:~/LFD259/SOLUTIONS/s_05/try/configmap$ <text:span text:style-name="T1">$k exec -ti dapi-test-pod -- sh</text:span></text:p>
      <text:p text:style-name="P3">/ # <text:span text:style-name="T1">echo $SPECIAL_LEVEL_KEY</text:span></text:p>
      <text:p text:style-name="P1">very</text:p>
      <text:p text:style-name="P1"/>
      <text:p text:style-name="P1"/>
      <text:p text:style-name="P3"><text:soft-page-break/>======================= add a second environment varaiable ======================</text:p>
      <text:p text:style-name="P3"/>
      <text:p text:style-name="P4">// create the config map object</text:p>
      <text:p text:style-name="P4">jerome@master:~/LFD259/SOLUTIONS/s_05/try/configmap$ cat configmap.yaml </text:p>
      <text:p text:style-name="P4">apiVersion: v1</text:p>
      <text:p text:style-name="P4">kind: ConfigMap</text:p>
      <text:p text:style-name="P4">metadata:</text:p>
      <text:p text:style-name="P4"><text:s text:c="2"/>name: special-config</text:p>
      <text:p text:style-name="P4"><text:s text:c="2"/>namespace: default</text:p>
      <text:p text:style-name="P4">data:</text:p>
      <text:p text:style-name="P4"><text:s text:c="2"/>special.how: very</text:p>
      <text:p text:style-name="P4">---</text:p>
      <text:p text:style-name="P4">apiVersion: v1</text:p>
      <text:p text:style-name="P4">kind: ConfigMap</text:p>
      <text:p text:style-name="P4">metadata:</text:p>
      <text:p text:style-name="P4"><text:s text:c="2"/>name: env-config</text:p>
      <text:p text:style-name="P4"><text:s text:c="2"/>namespace: default</text:p>
      <text:p text:style-name="P4">data:</text:p>
      <text:p text:style-name="P4"><text:s text:c="2"/>log_level: this is an env var de fou</text:p>
      <text:p text:style-name="P4"/>
      <text:p text:style-name="P4"/>
      <text:p text:style-name="P4">// create the pod linked to the config map object</text:p>
      <text:p text:style-name="P4">jerome@master:~/LFD259/SOLUTIONS/s_05/try/configmap$ cat podandconfigmap.yaml </text:p>
      <text:p text:style-name="P4">apiVersion: v1</text:p>
      <text:p text:style-name="P4">kind: Pod</text:p>
      <text:p text:style-name="P4">metadata:</text:p>
      <text:p text:style-name="P4"><text:s text:c="2"/>name: dapi-test-pod</text:p>
      <text:p text:style-name="P4">spec:</text:p>
      <text:p text:style-name="P4"><text:s text:c="2"/>containers:</text:p>
      <text:p text:style-name="P4"><text:s text:c="4"/>- name: test-container</text:p>
      <text:p text:style-name="P4"><text:s text:c="6"/>image: k8s.gcr.io/busybox</text:p>
      <text:p text:style-name="P4"><text:s text:c="6"/>command: [ "sleep", "3600" ]</text:p>
      <text:p text:style-name="P4"><text:s text:c="6"/>env:</text:p>
      <text:p text:style-name="P4"><text:s text:c="6"/>- name: SPECIAL_LEVEL_KEY</text:p>
      <text:p text:style-name="P4"><text:s text:c="8"/>valueFrom:</text:p>
      <text:p text:style-name="P4"><text:s text:c="10"/>configMapKeyRef:</text:p>
      <text:p text:style-name="P4"><text:s text:c="12"/>name: special-config</text:p>
      <text:p text:style-name="P4"><text:s text:c="12"/>key: special.how</text:p>
      <text:p text:style-name="P4"><text:s text:c="6"/>- name: LOG_LEVEL</text:p>
      <text:p text:style-name="P4"><text:s text:c="8"/>valueFrom:</text:p>
      <text:p text:style-name="P4"><text:s text:c="10"/>configMapKeyRef:</text:p>
      <text:p text:style-name="P4"><text:s text:c="12"/>name: env-config</text:p>
      <text:p text:style-name="P4"><text:s text:c="12"/>key: log_level</text:p>
      <text:p text:style-name="P4"/>
      <text:p text:style-name="P4"/>
      <text:p text:style-name="P4"/>
      <text:p text:style-name="P4"/>
      <text:p text:style-name="P4"><text:soft-page-break/>jerome@master:~/LFD259/SOLUTIONS/s_05/try/configmap$ <text:span text:style-name="T1">$k apply -f .</text:span></text:p>
      <text:p text:style-name="P4">configmap/special-config created</text:p>
      <text:p text:style-name="P4">configmap/env-config created</text:p>
      <text:p text:style-name="P4">pod/dapi-test-pod created</text:p>
      <text:p text:style-name="P4">jerome@master:~/LFD259/SOLUTIONS/s_05/try/configmap$ <text:span text:style-name="T1">$k get po,configmap</text:span></text:p>
      <text:p text:style-name="P4">NAME <text:s text:c="15"/>READY <text:s text:c="2"/>STATUS <text:s text:c="3"/>RESTARTS <text:s text:c="2"/>AGE</text:p>
      <text:p text:style-name="P4">pod/dapi-test-pod <text:s text:c="2"/>1/1 <text:s text:c="4"/>Running <text:s text:c="2"/>0 <text:s text:c="9"/>20s</text:p>
      <text:p text:style-name="P4"/>
      <text:p text:style-name="P4">NAME <text:s text:c="22"/>DATA <text:s text:c="2"/>AGE</text:p>
      <text:p text:style-name="P4">configmap/env-config <text:s text:c="6"/>1 <text:s text:c="5"/>20s</text:p>
      <text:p text:style-name="P4">configmap/special-config <text:s text:c="2"/>1 <text:s text:c="5"/>20s</text:p>
      <text:p text:style-name="P4">jerome@master:~/LFD259/SOLUTIONS/s_05/try/configmap$ <text:span text:style-name="T1">$k exec -ti dapi-test-pod -- sh</text:span></text:p>
      <text:p text:style-name="P4">/ # <text:span text:style-name="T1">echo $SPECIAL_LEVEL_KEY</text:span></text:p>
      <text:p text:style-name="P2">very</text:p>
      <text:p text:style-name="P4">/ # <text:span text:style-name="T1">echo $LOG_LEVEL</text:span></text:p>
      <text:p text:style-name="P2">this is an env var de fou</text:p>
      <text:p text:style-name="P4">/ #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courier new" svg:font-family="'courier new', courier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12:56:49.391528697</meta:creation-date>
    <meta:generator>LibreOffice/7.1.0.3$Linux_X86_64 LibreOffice_project/10$Build-3</meta:generator>
    <dc:date>2021-02-21T13:35:12.017997929</dc:date>
    <meta:editing-duration>PT38M21S</meta:editing-duration>
    <meta:editing-cycles>4</meta:editing-cycles>
    <meta:document-statistic meta:table-count="0" meta:image-count="0" meta:object-count="0" meta:page-count="3" meta:paragraph-count="89" meta:word-count="297" meta:character-count="2719" meta:non-whitespace-character-count="2205"/>
  </office:meta>
</office:document-meta>
</file>